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30000000FE09CBC96F.svm" manifest:media-type=""/>
  <manifest:file-entry manifest:full-path="Pictures/200000010000014F0000014266E0A8B9.svm" manifest:media-type=""/>
  <manifest:file-entry manifest:full-path="Pictures/2000000100000330000000FE59618197.svm" manifest:media-type=""/>
  <manifest:file-entry manifest:full-path="Pictures/2000000100000113000001428389E552.svm" manifest:media-type=""/>
  <manifest:file-entry manifest:full-path="Pictures/200000010000014F000000F62BCA0C70.svm" manifest:media-type=""/>
  <manifest:file-entry manifest:full-path="Pictures/20000001000001F7000000F204A6B75D.svm" manifest:media-type=""/>
  <manifest:file-entry manifest:full-path="Pictures/2000000100000146000000F22A8C71D6.svm" manifest:media-type=""/>
  <manifest:file-entry manifest:full-path="Pictures/200000010000048E0000015FCFE03642.svm" manifest:media-type=""/>
  <manifest:file-entry manifest:full-path="Pictures/2000000100000146000000F2173128FE.svm" manifest:media-type=""/>
  <manifest:file-entry manifest:full-path="Pictures/20000001000001EB000000F222D7CA18.svm" manifest:media-type=""/>
  <manifest:file-entry manifest:full-path="Pictures/2000000100000338000000FEA85697CD.svm" manifest:media-type=""/>
  <manifest:file-entry manifest:full-path="Pictures/200000010000011800000142F45C89AE.svm" manifest:media-type=""/>
  <manifest:file-entry manifest:full-path="Pictures/2000000100000091000000E91D35C203.svm" manifest:media-type=""/>
  <manifest:file-entry manifest:full-path="Pictures/2000000100000389000000FE94C633C0.svm" manifest:media-type=""/>
  <manifest:file-entry manifest:full-path="Pictures/2000000100000099000000F23ECEBF7C.svm" manifest:media-type=""/>
  <manifest:file-entry manifest:full-path="Pictures/2000000100000077000000ED8BA927D7.svm" manifest:media-type=""/>
  <manifest:file-entry manifest:full-path="Pictures/200000010000014A000000F29F68C33D.svm" manifest:media-type=""/>
  <manifest:file-entry manifest:full-path="Pictures/2000000100000139000000F2109F88AD.svm" manifest:media-type=""/>
  <manifest:file-entry manifest:full-path="Pictures/20000001000002BE000001422201D5C8.svm" manifest:media-type=""/>
  <manifest:file-entry manifest:full-path="Pictures/20000001000002E000000142B80CCE0E.svm" manifest:media-type=""/>
  <manifest:file-entry manifest:full-path="Pictures/20000002000001C0000001625F3CF44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| A_v | 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f, \si{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log 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5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3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5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f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f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SI{52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TexMathsArgs="12§display§f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SI{4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TexMathsArgs="12§display§\SI{2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5" style:family="graphic" style:parent-style-name="standard">
      <style:graphic-properties TexMathsArgs="12§display§\SI{-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style:font-name="XB Tabriz" fo:font-size="12pt" style:font-size-asian="12pt" style:font-name-complex="XB Tabriz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035cm" svg:height="6.349cm" svg:x="2.502cm" svg:y="0.889cm">
          <draw:image xlink:href="Pictures/20000002000001C0000001625F3CF44F.eps" xlink:type="simple" xlink:show="embed" xlink:actuate="onLoad">
            <text:p/>
          </draw:image>
          <draw:glue-point draw:id="4" svg:x="-4.995cm" svg:y="4.31cm"/>
          <draw:glue-point draw:id="5" svg:x="-2.406cm" svg:y="4.977cm"/>
          <draw:glue-point draw:id="6" svg:x="1.295cm" svg:y="4.964cm"/>
          <draw:glue-point draw:id="7" svg:x="1.305cm" svg:y="-3.704cm"/>
          <draw:glue-point draw:id="8" svg:x="4.999cm" svg:y="-3.666cm"/>
          <draw:glue-point draw:id="9" svg:x="-2.993cm" svg:y="0.711cm"/>
          <draw:glue-point draw:id="10" svg:x="0.172cm" svg:y="-2.664cm"/>
        </draw:frame>
        <draw:frame draw:style-name="gr2" draw:text-style-name="P1" draw:layer="layout" svg:width="1.398cm" svg:height="0.42cm" svg:x="1.846cm" svg:y="0.321cm">
          <draw:image xlink:href="Pictures/200000010000048E0000015FCFE03642.svm" xlink:type="simple" xlink:show="embed" xlink:actuate="onLoad">
            <text:p/>
          </draw:image>
        </draw:frame>
        <draw:frame draw:style-name="gr3" draw:text-style-name="P1" draw:layer="layout" svg:width="0.882cm" svg:height="0.385cm" svg:x="11.212cm" svg:y="8.021cm">
          <draw:image xlink:href="Pictures/20000001000002E000000142B80CCE0E.svm" xlink:type="simple" xlink:show="embed" xlink:actuate="onLoad">
            <text:p/>
          </draw:image>
        </draw:frame>
        <draw:frame draw:style-name="gr4" draw:text-style-name="P1" draw:layer="layout" svg:width="0.841cm" svg:height="0.385cm" svg:x="11.212cm" svg:y="7.408cm">
          <draw:image xlink:href="Pictures/20000001000002BE000001422201D5C8.svm" xlink:type="simple" xlink:show="embed" xlink:actuate="onLoad">
            <text:p/>
          </draw:image>
        </draw:frame>
        <draw:frame draw:style-name="gr5" draw:text-style-name="P1" draw:layer="layout" svg:width="0.142cm" svg:height="0.283cm" svg:x="2.454cm" svg:y="8.072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82cm" svg:height="0.289cm" svg:x="2.418cm" svg:y="7.456cm">
          <draw:image xlink:href="Pictures/2000000100000099000000F23ECEBF7C.svm" xlink:type="simple" xlink:show="embed" xlink:actuate="onLoad">
            <text:p/>
          </draw:image>
        </draw:frame>
        <draw:frame draw:style-name="gr7" draw:text-style-name="P1" draw:layer="layout" svg:width="0.374cm" svg:height="0.289cm" svg:x="5.328cm" svg:y="8.069cm">
          <draw:image xlink:href="Pictures/2000000100000139000000F2109F88AD.svm" xlink:type="simple" xlink:show="embed" xlink:actuate="onLoad">
            <text:p/>
          </draw:image>
        </draw:frame>
        <draw:frame draw:style-name="gr5" draw:text-style-name="P1" draw:layer="layout" svg:width="0.142cm" svg:height="0.283cm" svg:x="5.422cm" svg:y="7.459cm">
          <draw:image xlink:href="Pictures/2000000100000077000000ED8BA927D7.svm" xlink:type="simple" xlink:show="embed" xlink:actuate="onLoad">
            <text:p/>
          </draw:image>
        </draw:frame>
        <draw:frame draw:style-name="gr8" draw:text-style-name="P1" draw:layer="layout" svg:width="0.173cm" svg:height="0.278cm" svg:x="8.397cm" svg:y="7.461cm">
          <draw:image xlink:href="Pictures/2000000100000091000000E91D35C203.svm" xlink:type="simple" xlink:show="embed" xlink:actuate="onLoad">
            <text:p/>
          </draw:image>
        </draw:frame>
        <draw:frame draw:style-name="gr9" draw:text-style-name="P1" draw:layer="layout" svg:width="0.588cm" svg:height="0.289cm" svg:x="8.213cm" svg:y="8.069cm">
          <draw:image xlink:href="Pictures/20000001000001EB000000F222D7CA18.svm" xlink:type="simple" xlink:show="embed" xlink:actuate="onLoad">
            <text:p/>
          </draw:image>
        </draw:frame>
        <draw:frame draw:style-name="gr10" draw:text-style-name="P1" draw:layer="layout" svg:width="0.602cm" svg:height="0.289cm" svg:x="10.239cm" svg:y="8.069cm">
          <draw:image xlink:href="Pictures/20000001000001F7000000F204A6B75D.svm" xlink:type="simple" xlink:show="embed" xlink:actuate="onLoad">
            <text:p/>
          </draw:image>
        </draw:frame>
        <draw:frame draw:style-name="gr7" draw:text-style-name="P1" draw:layer="layout" svg:width="0.374cm" svg:height="0.289cm" svg:x="1.875cm" svg:y="6.011cm">
          <draw:image xlink:href="Pictures/2000000100000139000000F2109F88AD.svm" xlink:type="simple" xlink:show="embed" xlink:actuate="onLoad">
            <text:p/>
          </draw:image>
        </draw:frame>
        <draw:frame draw:style-name="gr6" draw:text-style-name="P1" draw:layer="layout" svg:width="0.182cm" svg:height="0.289cm" svg:x="2.067cm" svg:y="7.063cm">
          <draw:image xlink:href="Pictures/2000000100000099000000F23ECEBF7C.svm" xlink:type="simple" xlink:show="embed" xlink:actuate="onLoad">
            <text:p/>
          </draw:image>
        </draw:frame>
        <draw:frame draw:style-name="gr11" draw:text-style-name="P1" draw:layer="layout" svg:width="0.39cm" svg:height="0.289cm" svg:x="1.859cm" svg:y="4.958cm">
          <draw:image xlink:href="Pictures/2000000100000146000000F22A8C71D6.svm" xlink:type="simple" xlink:show="embed" xlink:actuate="onLoad">
            <text:p/>
          </draw:image>
        </draw:frame>
        <draw:frame draw:style-name="gr12" draw:text-style-name="P1" draw:layer="layout" svg:width="0.395cm" svg:height="0.289cm" svg:x="1.854cm" svg:y="3.906cm">
          <draw:image xlink:href="Pictures/200000010000014A000000F29F68C33D.svm" xlink:type="simple" xlink:show="embed" xlink:actuate="onLoad">
            <text:p/>
          </draw:image>
        </draw:frame>
        <draw:frame draw:style-name="gr13" draw:text-style-name="P1" draw:layer="layout" svg:width="0.401cm" svg:height="0.294cm" svg:x="1.848cm" svg:y="2.844cm">
          <draw:image xlink:href="Pictures/200000010000014F000000F62BCA0C70.svm" xlink:type="simple" xlink:show="embed" xlink:actuate="onLoad">
            <text:p/>
          </draw:image>
        </draw:frame>
        <draw:frame draw:style-name="gr14" draw:text-style-name="P1" draw:layer="layout" svg:width="0.39cm" svg:height="0.289cm" svg:x="1.859cm" svg:y="1.756cm">
          <draw:image xlink:href="Pictures/2000000100000146000000F2173128FE.svm" xlink:type="simple" xlink:show="embed" xlink:actuate="onLoad">
            <text:p/>
          </draw:image>
        </draw:frame>
        <draw:frame draw:style-name="gr15" draw:text-style-name="P1" xml:id="id1" draw:id="id1" draw:layer="layout" svg:width="0.335cm" svg:height="0.385cm" svg:x="4.19cm" svg:y="8.095cm">
          <draw:image xlink:href="Pictures/200000010000011800000142F45C89AE.svm" xlink:type="simple" xlink:show="embed" xlink:actuate="onLoad">
            <text:p/>
          </draw:image>
        </draw:frame>
        <draw:frame draw:style-name="gr16" draw:text-style-name="P1" xml:id="id3" draw:id="id3" draw:layer="layout" svg:width="0.329cm" svg:height="0.385cm" svg:x="7.151cm" svg:y="8.009cm">
          <draw:image xlink:href="Pictures/2000000100000113000001428389E552.svm" xlink:type="simple" xlink:show="embed" xlink:actuate="onLoad">
            <text:p/>
          </draw:image>
        </draw:frame>
        <draw:frame draw:style-name="gr17" draw:text-style-name="P1" xml:id="id4" draw:id="id4" draw:layer="layout" svg:width="0.978cm" svg:height="0.304cm" svg:x="11.321cm" svg:y="0.701cm">
          <draw:image xlink:href="Pictures/2000000100000330000000FE59618197.svm" xlink:type="simple" xlink:show="embed" xlink:actuate="onLoad">
            <text:p/>
          </draw:image>
        </draw:frame>
        <draw:connector draw:style-name="gr18" draw:text-style-name="P1" draw:layer="layout" draw:type="curve" svg:x1="4.357cm" svg:y1="8.095cm" svg:x2="4.586cm" svg:y2="7.222cm" draw:start-shape="id1" draw:start-glue-point="0" draw:end-shape="id2" draw:end-glue-point="5" svg:d="M4357 8095c0-642 229-206 229-873" svg:viewBox="0 0 230 874">
          <text:p/>
        </draw:connector>
        <draw:connector draw:style-name="gr18" draw:text-style-name="P1" draw:layer="layout" draw:type="curve" svg:x1="7.315cm" svg:y1="8.009cm" svg:x2="7.559cm" svg:y2="7.214cm" draw:start-shape="id3" draw:start-glue-point="0" draw:end-shape="id2" draw:end-glue-point="6" svg:d="M7315 8009c0-577 244-180 244-795" svg:viewBox="0 0 245 796">
          <text:p/>
        </draw:connector>
        <draw:connector draw:style-name="gr19" draw:text-style-name="P1" draw:layer="layout" draw:type="curve" svg:x1="7.48cm" svg:y1="8.201cm" svg:x2="7.48cm" svg:y2="8.201cm" draw:start-shape="id3" draw:end-shape="id3" svg:d="M7480 8201z" svg:viewBox="0 0 1 1">
          <text:p/>
        </draw:connector>
        <draw:connector draw:style-name="gr18" draw:text-style-name="P1" draw:layer="layout" draw:type="curve" svg:x1="11.81cm" svg:y1="1.005cm" svg:x2="10.535cm" svg:y2="1.736cm" draw:start-shape="id4" draw:start-glue-point="2" draw:end-shape="id2" draw:end-glue-point="8" svg:d="M11810 1005c0 10101 494 8417 1025 6075s1097-5344-2300-5344" svg:viewBox="0 0 2702 7859">
          <text:p/>
        </draw:connector>
        <draw:frame draw:style-name="gr20" draw:text-style-name="P1" xml:id="id5" draw:id="id5" draw:layer="layout" svg:width="0.401cm" svg:height="0.385cm" svg:x="6.249cm" svg:y="0.365cm">
          <draw:image xlink:href="Pictures/200000010000014F0000014266E0A8B9.svm" xlink:type="simple" xlink:show="embed" xlink:actuate="onLoad">
            <text:p/>
          </draw:image>
        </draw:frame>
        <draw:connector draw:style-name="gr18" draw:text-style-name="P1" draw:layer="layout" draw:type="curve" svg:x1="6.65cm" svg:y1="0.557cm" svg:x2="7.567cm" svg:y2="1.712cm" draw:start-shape="id5" draw:start-glue-point="1" draw:end-shape="id2" draw:end-glue-point="7" svg:d="M6650 557c612 0 917 385 917 1155" svg:viewBox="0 0 918 1156">
          <text:p/>
        </draw:connector>
        <draw:frame draw:style-name="gr21" draw:text-style-name="P1" xml:id="id6" draw:id="id6" draw:layer="layout" svg:width="0.988cm" svg:height="0.304cm" svg:x="5.986cm" svg:y="4.677cm">
          <draw:image xlink:href="Pictures/2000000100000338000000FEA85697CD.svm" xlink:type="simple" xlink:show="embed" xlink:actuate="onLoad">
            <text:p/>
          </draw:image>
        </draw:frame>
        <draw:frame draw:style-name="gr22" draw:text-style-name="P3" draw:layer="layout" svg:width="1.205cm" svg:height="0.848cm" svg:x="5.779cm" svg:y="4.951cm">
          <draw:text-box>
            <text:p text:style-name="P2"><text:span text:style-name="T1">فی دہائی</text:span></text:p>
          </draw:text-box>
        </draw:frame>
        <draw:connector draw:style-name="gr18" draw:text-style-name="P1" draw:layer="layout" draw:type="curve" draw:line-skew="2.631cm" svg:x1="5.986cm" svg:y1="4.829cm" svg:x2="4.115cm" svg:y2="4.514cm" draw:start-shape="id6" draw:start-glue-point="3" draw:end-shape="id2" draw:end-glue-point="9" svg:d="M5986 4829c-2031 0-1096-315-1871-315" svg:viewBox="0 0 1872 316">
          <text:p/>
        </draw:connector>
        <draw:frame draw:style-name="gr22" draw:text-style-name="P4" draw:layer="layout" svg:width="1.539cm" svg:height="0.916cm" svg:x="8.439cm" svg:y="3.253cm">
          <draw:text-box>
            <text:p><text:span text:style-name="T2">فی دہائی</text:span></text:p>
          </draw:text-box>
        </draw:frame>
        <draw:frame draw:style-name="gr23" draw:text-style-name="P1" xml:id="id7" draw:id="id7" draw:layer="layout" svg:width="0.978cm" svg:height="0.304cm" svg:x="8.727cm" svg:y="3.044cm">
          <draw:image xlink:href="Pictures/2000000100000330000000FE09CBC96F.svm" xlink:type="simple" xlink:show="embed" xlink:actuate="onLoad">
            <text:p/>
          </draw:image>
        </draw:frame>
        <draw:connector draw:style-name="gr18" draw:text-style-name="P1" draw:layer="layout" draw:type="curve" draw:line-skew="5.4cm 2.341cm" svg:x1="8.727cm" svg:y1="3.196cm" svg:x2="6.657cm" svg:y2="2.372cm" draw:start-shape="id7" draw:start-glue-point="3" draw:end-shape="id2" draw:end-glue-point="10" svg:d="M8727 3196c-1989 0-1656-234-1677-306s-393 17-393-518" svg:viewBox="0 0 2071 825">
          <text:p/>
        </draw:connector>
        <draw:line draw:style-name="gr24" draw:text-style-name="P1" draw:layer="layout" svg:x1="7.545cm" svg:y1="2.057cm" svg:x2="8.84cm" svg:y2="2.057cm">
          <text:p/>
        </draw:line>
        <draw:line draw:style-name="gr18" draw:text-style-name="P1" draw:layer="layout" svg:x1="8.722cm" svg:y1="1.43cm" svg:x2="8.722cm" svg:y2="1.73cm">
          <text:p/>
        </draw:line>
        <draw:line draw:style-name="gr18" draw:text-style-name="P1" draw:layer="layout" svg:x1="8.717cm" svg:y1="2.361cm" svg:x2="8.717cm" svg:y2="2.061cm">
          <text:p/>
        </draw:line>
        <draw:frame draw:style-name="gr25" draw:text-style-name="P1" draw:layer="layout" svg:width="1.085cm" svg:height="0.304cm" svg:x="8.331cm" svg:y="1.013cm">
          <draw:image xlink:href="Pictures/2000000100000389000000FE94C633C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42:58.464636065</dc:date>
    <meta:editing-duration>PT2H32M2S</meta:editing-duration>
    <meta:editing-cycles>36</meta:editing-cycles>
    <meta:generator>LibreOffice/4.2.8.2$Linux_x86 LibreOffice_project/420m0$Build-2</meta:generator>
    <meta:document-statistic meta:object-count="36"/>
  </office:meta>
</office:document-meta>
</file>